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olution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art (%w)</text:p>
          </table:table-cell>
          <table:table-cell office:value-type="float" office:value="0.9999" calcext:value-type="float">
            <text:p>0.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(%w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mass (g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mass (g)</text:p>
          </table:table-cell>
          <table:table-cell table:formula="of:=([.B1]/[.B2] - 1)*[.B3]" office:value-type="float" office:value="32.33" calcext:value-type="float">
            <text:p>32.3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float" office:value="24.0564" calcext:value-type="float">
            <text:p>24.05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.56251" calcext:value-type="float">
            <text:p>21.56251</text:p>
          </table:table-cell>
          <table:table-cell/>
        </table:table-row>
        <table:table-row table:style-name="ro1">
          <table:table-cell table:number-columns-repeated="3"/>
          <table:table-cell table:formula="of:=[.D7]-[.D8]" office:value-type="float" office:value="2.49389" calcext:value-type="float">
            <text:p>2.4938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float" office:value="21.50257" calcext:value-type="float">
            <text:p>21.50257</text:p>
          </table:table-cell>
        </table:table-row>
        <table:table-row table:style-name="ro1">
          <table:table-cell table:number-columns-repeated="4"/>
          <table:table-cell office:value-type="float" office:value="1.36803" calcext:value-type="float">
            <text:p>1.36803</text:p>
          </table:table-cell>
        </table:table-row>
        <table:table-row table:style-name="ro1">
          <table:table-cell table:number-columns-repeated="4"/>
          <table:table-cell table:formula="of:=SUM([.E12:.E13])" office:value-type="float" office:value="22.8706" calcext:value-type="float">
            <text:p>22.8706</text:p>
          </table:table-cell>
        </table:table-row>
        <table:table-row table:style-name="ro1">
          <table:table-cell table:number-columns-repeated="4"/>
          <table:table-cell office:value-type="float" office:value="23.02204" calcext:value-type="float">
            <text:p>23.02204</text:p>
          </table:table-cell>
        </table:table-row>
        <table:table-row table:style-name="ro1">
          <table:table-cell table:number-columns-repeated="4"/>
          <table:table-cell table:formula="of:=[.E15]-[.E14]" office:value-type="float" office:value="0.151440000000001" calcext:value-type="float">
            <text:p>0.15144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49:55.317679589</meta:creation-date>
    <dc:date>2018-12-04T14:56:22.733501285</dc:date>
    <meta:editing-duration>PT3H40M7S</meta:editing-duration>
    <meta:editing-cycles>1</meta:editing-cycles>
    <meta:document-statistic meta:table-count="1" meta:cell-count="16" meta:object-count="0"/>
    <meta:generator>LibreOffice/6.0.6.2$Linux_X86_64 LibreOffice_project/00m0$Build-2</meta:generator>
  </office:meta>
</office:document-meta>
</file>